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officeooo:rsid="00042c24" officeooo:paragraph-rsid="00042c24" style:font-size-asian="10pt" style:font-size-complex="10pt"/>
    </style:style>
    <style:style style:name="P2" style:family="paragraph" style:parent-style-name="Standard" style:list-style-name="L1">
      <style:text-properties style:font-name="Liberation Sans" fo:font-size="10pt" officeooo:rsid="00042c24" officeooo:paragraph-rsid="00042c24" style:font-size-asian="10pt" style:font-size-complex="10pt"/>
    </style:style>
    <style:style style:name="P3" style:family="paragraph" style:parent-style-name="Standard">
      <style:text-properties style:font-name="Liberation Sans" fo:font-size="10pt" officeooo:rsid="0004ff49" officeooo:paragraph-rsid="0004ff49" style:font-size-asian="10pt" style:font-size-complex="10pt"/>
    </style:style>
    <style:style style:name="P4" style:family="paragraph" style:parent-style-name="Standard">
      <style:text-properties style:font-name="Liberation Sans" fo:font-size="10pt" officeooo:rsid="000574ef" officeooo:paragraph-rsid="000574ef" style:font-size-asian="10pt" style:font-size-complex="10pt"/>
    </style:style>
    <style:style style:name="P5" style:family="paragraph" style:parent-style-name="Standard">
      <style:text-properties style:font-name="Liberation Sans" fo:font-size="10pt" officeooo:rsid="0006d0f8" officeooo:paragraph-rsid="0006d0f8" style:font-size-asian="10pt" style:font-size-complex="10pt"/>
    </style:style>
    <style:style style:name="P6" style:family="paragraph" style:parent-style-name="Standard">
      <style:text-properties style:font-name="Liberation Sans" fo:font-size="10pt" officeooo:rsid="0006d0f8" officeooo:paragraph-rsid="000574ef" style:font-size-asian="10pt" style:font-size-complex="10pt"/>
    </style:style>
    <style:style style:name="P7" style:family="paragraph" style:parent-style-name="Standard">
      <style:text-properties style:font-name="Liberation Sans" fo:font-size="10pt" officeooo:rsid="000ad4ca" officeooo:paragraph-rsid="000ad4ca" style:font-size-asian="10pt" style:font-size-complex="10pt"/>
    </style:style>
    <style:style style:name="P8" style:family="paragraph" style:parent-style-name="Standard">
      <style:text-properties style:font-name="Liberation Sans" fo:font-size="10pt" officeooo:rsid="000b58c1" officeooo:paragraph-rsid="000b58c1" style:font-size-asian="10pt" style:font-size-complex="10pt"/>
    </style:style>
    <style:style style:name="T1" style:family="text">
      <style:text-properties officeooo:rsid="0004ff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 Manager:</text:p>
      <text:p text:style-name="P1"><text:tab/>manages fixed size memory blocks</text:p>
      <text:p text:style-name="P1"><text:tab/>can allocate several blocks at a time</text:p>
      <text:list xml:id="list5065986870703176186" text:style-name="L1">
        <text:list-item>
          <text:p text:style-name="P2">contiguous</text:p>
        </text:list-item>
        <text:list-item>
          <text:p text:style-name="P2">noncontiguous</text:p>
        </text:list-item>
      </text:list>
      <text:p text:style-name="P1"/>
      <text:p text:style-name="P1">Pool Allocator:</text:p>
      <text:p text:style-name="P1"><text:tab/><text:span text:style-name="T1">allocates (arbitrary) fixed size memory blocks for objects</text:span></text:p>
      <text:p text:style-name="P1"/>
      <text:p text:style-name="P3">Heap Allocator:</text:p>
      <text:p text:style-name="P3"><text:tab/>allocates vairious size memory blocks for objects</text:p>
      <text:p text:style-name="P3"/>
      <text:p text:style-name="P3"/>
      <text:p text:style-name="P4">Memory management and allocation sequence example:</text:p>
      <text:p text:style-name="P4"/>
      <text:p text:style-name="P4">System Memory Manager allocates some arbitrary quantity of contiguous memory blocks.</text:p>
      <text:p text:style-name="P4"/>
      <text:p text:style-name="P7">main() creates Application level (global) set af allocators.</text:p>
      <text:p text:style-name="P4"/>
      <text:p text:style-name="P7">main() initializes subsytems.</text:p>
      <text:p text:style-name="P7"/>
      <text:p text:style-name="P7">Each subsystem creates Subsystem Memory Manager and susbsystem allocator set using appropriate system memory manager.</text:p>
      <text:p text:style-name="P6"/>
      <text:p text:style-name="P8">Some subsystem creates Thread Memory Managers and Thread allocator sets.</text:p>
      <text:p text:style-name="P8"/>
      <text:p text:style-name="P8">Special subsystem exists (or several) for providing information interchange between threads, subsystem, etc.</text:p>
      <text:p text:style-name="P5"><text:tab/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ha </meta:initial-creator>
    <meta:creation-date>2016-11-26T18:37:16.698546232</meta:creation-date>
    <meta:generator>LibreOffice/5.1.4.2$Linux_X86_64 LibreOffice_project/10m0$Build-2</meta:generator>
    <dc:date>2016-11-27T09:41:24.522388201</dc:date>
    <dc:creator>eisha </dc:creator>
    <meta:editing-duration>PT43M</meta:editing-duration>
    <meta:editing-cycles>8</meta:editing-cycles>
    <meta:document-statistic meta:table-count="0" meta:image-count="0" meta:object-count="0" meta:page-count="1" meta:paragraph-count="18" meta:word-count="103" meta:character-count="772" meta:non-whitespace-character-count="681"/>
  </office:meta>
</office:document-meta>
</file>